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72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2.7661in"/>
    </style:style>
    <style:style style:name="co4" style:family="table-column">
      <style:table-column-properties fo:break-before="auto" style:column-width="3.6236in"/>
    </style:style>
    <style:style style:name="co5" style:family="table-column">
      <style:table-column-properties fo:break-before="auto" style:column-width="3.4626in"/>
    </style:style>
    <style:style style:name="co6" style:family="table-column">
      <style:table-column-properties fo:break-before="auto" style:column-width="2.948in"/>
    </style:style>
    <style:style style:name="co7" style:family="table-column">
      <style:table-column-properties fo:break-before="auto" style:column-width="2.9264in"/>
    </style:style>
    <style:style style:name="co8" style:family="table-column">
      <style:table-column-properties fo:break-before="auto" style:column-width="1.833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1437in"/>
    </style:style>
    <style:style style:name="co11" style:family="table-column">
      <style:table-column-properties fo:break-before="auto" style:column-width="1.9083in"/>
    </style:style>
    <style:style style:name="co12" style:family="table-column">
      <style:table-column-properties fo:break-before="auto" style:column-width="1.9299in"/>
    </style:style>
    <style:style style:name="co13" style:family="table-column">
      <style:table-column-properties fo:break-before="auto" style:column-width="2.3583in"/>
    </style:style>
    <style:style style:name="co14" style:family="table-column">
      <style:table-column-properties fo:break-before="auto" style:column-width="2.3264in"/>
    </style:style>
    <style:style style:name="co15" style:family="table-column">
      <style:table-column-properties fo:break-before="auto" style:column-width="1.7791in"/>
    </style:style>
    <style:style style:name="co16" style:family="table-column">
      <style:table-column-properties fo:break-before="auto" style:column-width="2.0047in"/>
    </style:style>
    <style:style style:name="co17" style:family="table-column">
      <style:table-column-properties fo:break-before="auto" style:column-width="2.1866in"/>
    </style:style>
    <style:style style:name="co18" style:family="table-column">
      <style:table-column-properties fo:break-before="auto" style:column-width="1.5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 style:data-style-name="N0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GC</text:p>
          </table:table-cell>
          <table:table-cell office:value-type="string" calcext:value-type="string">
            <text:p>Classes</text:p>
          </table:table-cell>
          <table:table-cell office:value-type="string" calcext:value-type="string">
            <text:p>-UseIndirectKlassPointers</text:p>
          </table:table-cell>
          <table:table-cell office:value-type="string" calcext:value-type="string">
            <text:p>+UseIndirectKlassPointers</text:p>
          </table:table-cell>
          <table:table-cell office:value-type="string" calcext:value-type="string">
            <text:p>+UseIndirectKlassPointers, Percent </text:p>
          </table:table-cell>
          <table:table-cell office:value-type="string" calcext:value-type="string">
            <text:p>-UseIndirectKlassPointers, Cache Misses</text:p>
          </table:table-cell>
          <table:table-cell office:value-type="string" calcext:value-type="string">
            <text:p>+UseIndirectKlassPointers, L1 Cache Misses</text:p>
          </table:table-cell>
          <table:table-cell office:value-type="string" calcext:value-type="string">
            <text:p>-UseIndirectKlassPointers, Mio L1 Cache Misses</text:p>
          </table:table-cell>
          <table:table-cell office:value-type="string" calcext:value-type="string">
            <text:p>+UseIndirectKlassPointers, Mio L1 Cache Misses </text:p>
          </table:table-cell>
          <table:table-cell office:value-type="string" calcext:value-type="string">
            <text:p>+UseIndirectKlassPointers, L1 Cache Misses percent compared with -UseIndirectKlassPointers</text:p>
          </table:table-cell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512" calcext:value-type="float">
            <text:p>512</text:p>
          </table:table-cell>
          <table:table-cell office:value-type="float" office:value="27401.866" calcext:value-type="float">
            <text:p>27401.866</text:p>
          </table:table-cell>
          <table:table-cell office:value-type="float" office:value="30895.154" calcext:value-type="float">
            <text:p>30895.154</text:p>
          </table:table-cell>
          <table:table-cell table:formula="of:=ROUND((([.D2]*100)/[.C2]); 2)" office:value-type="float" office:value="112.75" calcext:value-type="float">
            <text:p>112.75</text:p>
          </table:table-cell>
          <table:table-cell office:value-type="float" office:value="70717441154" calcext:value-type="float">
            <text:p>70717441154</text:p>
          </table:table-cell>
          <table:table-cell office:value-type="float" office:value="69096991863" calcext:value-type="float">
            <text:p>69096991863</text:p>
          </table:table-cell>
          <table:table-cell table:formula="of:=ROUND([.F2]/1000000;2)" office:value-type="float" office:value="70717.44" calcext:value-type="float">
            <text:p>70717.44</text:p>
          </table:table-cell>
          <table:table-cell table:formula="of:=ROUND([.G2]/1000000;2)" office:value-type="float" office:value="69096.99" calcext:value-type="float">
            <text:p>69096.99</text:p>
          </table:table-cell>
          <table:table-cell table:formula="of:=ROUND((([.G2]*100)/[.F2]);2)" office:value-type="float" office:value="97.71" calcext:value-type="float">
            <text:p>97.71</text:p>
          </table:table-cell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1024" calcext:value-type="float">
            <text:p>1024</text:p>
          </table:table-cell>
          <table:table-cell office:value-type="float" office:value="30837.576" calcext:value-type="float">
            <text:p>30837.576</text:p>
          </table:table-cell>
          <table:table-cell office:value-type="float" office:value="34728.504" calcext:value-type="float">
            <text:p>34728.504</text:p>
          </table:table-cell>
          <table:table-cell table:formula="of:=ROUND((([.D3]*100)/[.C3]); 2)" office:value-type="float" office:value="112.62" calcext:value-type="float">
            <text:p>112.62</text:p>
          </table:table-cell>
          <table:table-cell office:value-type="float" office:value="79290883158" calcext:value-type="float">
            <text:p>79290883158</text:p>
          </table:table-cell>
          <table:table-cell office:value-type="float" office:value="83925709133" calcext:value-type="float">
            <text:p>83925709133</text:p>
          </table:table-cell>
          <table:table-cell table:formula="of:=ROUND([.F3]/1000000;2)" office:value-type="float" office:value="79290.88" calcext:value-type="float">
            <text:p>79290.88</text:p>
          </table:table-cell>
          <table:table-cell table:formula="of:=ROUND([.G3]/1000000;2)" office:value-type="float" office:value="83925.71" calcext:value-type="float">
            <text:p>83925.71</text:p>
          </table:table-cell>
          <table:table-cell table:formula="of:=ROUND((([.G3]*100)/[.F3]);2)" office:value-type="float" office:value="105.85" calcext:value-type="float">
            <text:p>105.85</text:p>
          </table:table-cell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2048" calcext:value-type="float">
            <text:p>2048</text:p>
          </table:table-cell>
          <table:table-cell office:value-type="float" office:value="38996.449" calcext:value-type="float">
            <text:p>38996.449</text:p>
          </table:table-cell>
          <table:table-cell office:value-type="float" office:value="43849.157" calcext:value-type="float">
            <text:p>43849.157</text:p>
          </table:table-cell>
          <table:table-cell table:formula="of:=ROUND((([.D4]*100)/[.C4]); 2)" office:value-type="float" office:value="112.44" calcext:value-type="float">
            <text:p>112.44</text:p>
          </table:table-cell>
          <table:table-cell office:value-type="float" office:value="82888519088" calcext:value-type="float">
            <text:p>82888519088</text:p>
          </table:table-cell>
          <table:table-cell office:value-type="float" office:value="99488552855" calcext:value-type="float">
            <text:p>99488552855</text:p>
          </table:table-cell>
          <table:table-cell table:formula="of:=ROUND([.F4]/1000000;2)" office:value-type="float" office:value="82888.52" calcext:value-type="float">
            <text:p>82888.52</text:p>
          </table:table-cell>
          <table:table-cell table:formula="of:=ROUND([.G4]/1000000;2)" office:value-type="float" office:value="99488.55" calcext:value-type="float">
            <text:p>99488.55</text:p>
          </table:table-cell>
          <table:table-cell table:formula="of:=ROUND((([.G4]*100)/[.F4]);2)" office:value-type="float" office:value="120.03" calcext:value-type="float">
            <text:p>120.03</text:p>
          </table:table-cell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4096" calcext:value-type="float">
            <text:p>4096</text:p>
          </table:table-cell>
          <table:table-cell office:value-type="float" office:value="46672.67" calcext:value-type="float">
            <text:p>46672.67</text:p>
          </table:table-cell>
          <table:table-cell office:value-type="float" office:value="52645.803" calcext:value-type="float">
            <text:p>52645.803</text:p>
          </table:table-cell>
          <table:table-cell table:formula="of:=ROUND((([.D5]*100)/[.C5]); 2)" office:value-type="float" office:value="112.8" calcext:value-type="float">
            <text:p>112.8</text:p>
          </table:table-cell>
          <table:table-cell office:value-type="float" office:value="85857620729" calcext:value-type="float">
            <text:p>85857620729</text:p>
          </table:table-cell>
          <table:table-cell office:value-type="float" office:value="111853708158" calcext:value-type="float">
            <text:p>111853708158</text:p>
          </table:table-cell>
          <table:table-cell table:formula="of:=ROUND([.F5]/1000000;2)" office:value-type="float" office:value="85857.62" calcext:value-type="float">
            <text:p>85857.62</text:p>
          </table:table-cell>
          <table:table-cell table:formula="of:=ROUND([.G5]/1000000;2)" office:value-type="float" office:value="111853.71" calcext:value-type="float">
            <text:p>111853.71</text:p>
          </table:table-cell>
          <table:table-cell table:formula="of:=ROUND((([.G5]*100)/[.F5]);2)" office:value-type="float" office:value="130.28" calcext:value-type="float">
            <text:p>130.28</text:p>
          </table:table-cell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8192" calcext:value-type="float">
            <text:p>8192</text:p>
          </table:table-cell>
          <table:table-cell office:value-type="float" office:value="49589.194" calcext:value-type="float">
            <text:p>49589.194</text:p>
          </table:table-cell>
          <table:table-cell office:value-type="float" office:value="57943.652" calcext:value-type="float">
            <text:p>57943.652</text:p>
          </table:table-cell>
          <table:table-cell table:formula="of:=ROUND((([.D6]*100)/[.C6]); 2)" office:value-type="float" office:value="116.85" calcext:value-type="float">
            <text:p>116.85</text:p>
          </table:table-cell>
          <table:table-cell office:value-type="float" office:value="90261862275" calcext:value-type="float">
            <text:p>90261862275</text:p>
          </table:table-cell>
          <table:table-cell office:value-type="float" office:value="119755884050" calcext:value-type="float">
            <text:p>119755884050</text:p>
          </table:table-cell>
          <table:table-cell table:formula="of:=ROUND([.F6]/1000000;2)" office:value-type="float" office:value="90261.86" calcext:value-type="float">
            <text:p>90261.86</text:p>
          </table:table-cell>
          <table:table-cell table:formula="of:=ROUND([.G6]/1000000;2)" office:value-type="float" office:value="119755.88" calcext:value-type="float">
            <text:p>119755.88</text:p>
          </table:table-cell>
          <table:table-cell table:formula="of:=ROUND((([.G6]*100)/[.F6]);2)" office:value-type="float" office:value="132.68" calcext:value-type="float">
            <text:p>132.68</text:p>
          </table:table-cell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16384" calcext:value-type="float">
            <text:p>16384</text:p>
          </table:table-cell>
          <table:table-cell office:value-type="float" office:value="50589.647" calcext:value-type="float">
            <text:p>50589.647</text:p>
          </table:table-cell>
          <table:table-cell office:value-type="float" office:value="68592.279" calcext:value-type="float">
            <text:p>68592.279</text:p>
          </table:table-cell>
          <table:table-cell table:formula="of:=ROUND((([.D7]*100)/[.C7]); 2)" office:value-type="float" office:value="135.59" calcext:value-type="float">
            <text:p>135.59</text:p>
          </table:table-cell>
          <table:table-cell office:value-type="float" office:value="94265502536" calcext:value-type="float">
            <text:p>94265502536</text:p>
          </table:table-cell>
          <table:table-cell office:value-type="float" office:value="123701889287" calcext:value-type="float">
            <text:p>123701889287</text:p>
          </table:table-cell>
          <table:table-cell table:formula="of:=ROUND([.F7]/1000000;2)" office:value-type="float" office:value="94265.5" calcext:value-type="float">
            <text:p>94265.5</text:p>
          </table:table-cell>
          <table:table-cell table:formula="of:=ROUND([.G7]/1000000;2)" office:value-type="float" office:value="123701.89" calcext:value-type="float">
            <text:p>123701.89</text:p>
          </table:table-cell>
          <table:table-cell table:formula="of:=ROUND((([.G7]*100)/[.F7]);2)" office:value-type="float" office:value="131.23" calcext:value-type="float">
            <text:p>131.23</text:p>
          </table:table-cell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512" calcext:value-type="float">
            <text:p>512</text:p>
          </table:table-cell>
          <table:table-cell office:value-type="float" office:value="49165.413" calcext:value-type="float">
            <text:p>49165.413</text:p>
          </table:table-cell>
          <table:table-cell office:value-type="float" office:value="49847.229" calcext:value-type="float">
            <text:p>49847.229</text:p>
          </table:table-cell>
          <table:table-cell table:formula="of:=ROUND((([.D8]*100)/[.C8]); 2)" office:value-type="float" office:value="101.39" calcext:value-type="float">
            <text:p>101.39</text:p>
          </table:table-cell>
          <table:table-cell office:value-type="float" office:value="57975475261" calcext:value-type="float">
            <text:p>57975475261</text:p>
          </table:table-cell>
          <table:table-cell office:value-type="float" office:value="63044036224" calcext:value-type="float">
            <text:p>63044036224</text:p>
          </table:table-cell>
          <table:table-cell table:formula="of:=ROUND([.F8]/1000000;2)" office:value-type="float" office:value="57975.48" calcext:value-type="float">
            <text:p>57975.48</text:p>
          </table:table-cell>
          <table:table-cell table:formula="of:=ROUND([.G8]/1000000;2)" office:value-type="float" office:value="63044.04" calcext:value-type="float">
            <text:p>63044.04</text:p>
          </table:table-cell>
          <table:table-cell table:formula="of:=ROUND((([.G8]*100)/[.F8]);2)" office:value-type="float" office:value="108.74" calcext:value-type="float">
            <text:p>108.74</text:p>
          </table:table-cell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1024" calcext:value-type="float">
            <text:p>1024</text:p>
          </table:table-cell>
          <table:table-cell office:value-type="float" office:value="50872.742" calcext:value-type="float">
            <text:p>50872.742</text:p>
          </table:table-cell>
          <table:table-cell office:value-type="float" office:value="53344.327" calcext:value-type="float">
            <text:p>53344.327</text:p>
          </table:table-cell>
          <table:table-cell table:formula="of:=ROUND((([.D9]*100)/[.C9]); 2)" office:value-type="float" office:value="104.86" calcext:value-type="float">
            <text:p>104.86</text:p>
          </table:table-cell>
          <table:table-cell office:value-type="float" office:value="65142049064" calcext:value-type="float">
            <text:p>65142049064</text:p>
          </table:table-cell>
          <table:table-cell office:value-type="float" office:value="75606514151" calcext:value-type="float">
            <text:p>75606514151</text:p>
          </table:table-cell>
          <table:table-cell table:formula="of:=ROUND([.F9]/1000000;2)" office:value-type="float" office:value="65142.05" calcext:value-type="float">
            <text:p>65142.05</text:p>
          </table:table-cell>
          <table:table-cell table:formula="of:=ROUND([.G9]/1000000;2)" office:value-type="float" office:value="75606.51" calcext:value-type="float">
            <text:p>75606.51</text:p>
          </table:table-cell>
          <table:table-cell table:formula="of:=ROUND((([.G9]*100)/[.F9]);2)" office:value-type="float" office:value="116.06" calcext:value-type="float">
            <text:p>116.06</text:p>
          </table:table-cell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2048" calcext:value-type="float">
            <text:p>2048</text:p>
          </table:table-cell>
          <table:table-cell office:value-type="float" office:value="58830.838" calcext:value-type="float">
            <text:p>58830.838</text:p>
          </table:table-cell>
          <table:table-cell office:value-type="float" office:value="56818.257" calcext:value-type="float">
            <text:p>56818.257</text:p>
          </table:table-cell>
          <table:table-cell table:formula="of:=ROUND((([.D10]*100)/[.C10]); 2)" office:value-type="float" office:value="96.58" calcext:value-type="float">
            <text:p>96.58</text:p>
          </table:table-cell>
          <table:table-cell office:value-type="float" office:value="69801263220" calcext:value-type="float">
            <text:p>69801263220</text:p>
          </table:table-cell>
          <table:table-cell office:value-type="float" office:value="87814189581" calcext:value-type="float">
            <text:p>87814189581</text:p>
          </table:table-cell>
          <table:table-cell table:formula="of:=ROUND([.F10]/1000000;2)" office:value-type="float" office:value="69801.26" calcext:value-type="float">
            <text:p>69801.26</text:p>
          </table:table-cell>
          <table:table-cell table:formula="of:=ROUND([.G10]/1000000;2)" office:value-type="float" office:value="87814.19" calcext:value-type="float">
            <text:p>87814.19</text:p>
          </table:table-cell>
          <table:table-cell table:formula="of:=ROUND((([.G10]*100)/[.F10]);2)" office:value-type="float" office:value="125.81" calcext:value-type="float">
            <text:p>125.81</text:p>
          </table:table-cell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4096" calcext:value-type="float">
            <text:p>4096</text:p>
          </table:table-cell>
          <table:table-cell office:value-type="float" office:value="56157.333" calcext:value-type="float">
            <text:p>56157.333</text:p>
          </table:table-cell>
          <table:table-cell office:value-type="float" office:value="75504.062" calcext:value-type="float">
            <text:p>75504.062</text:p>
          </table:table-cell>
          <table:table-cell table:formula="of:=ROUND((([.D11]*100)/[.C11]); 2)" office:value-type="float" office:value="134.45" calcext:value-type="float">
            <text:p>134.45</text:p>
          </table:table-cell>
          <table:table-cell office:value-type="float" office:value="72757572737" calcext:value-type="float">
            <text:p>72757572737</text:p>
          </table:table-cell>
          <table:table-cell office:value-type="float" office:value="96896992157" calcext:value-type="float">
            <text:p>96896992157</text:p>
          </table:table-cell>
          <table:table-cell table:formula="of:=ROUND([.F11]/1000000;2)" office:value-type="float" office:value="72757.57" calcext:value-type="float">
            <text:p>72757.57</text:p>
          </table:table-cell>
          <table:table-cell table:formula="of:=ROUND([.G11]/1000000;2)" office:value-type="float" office:value="96896.99" calcext:value-type="float">
            <text:p>96896.99</text:p>
          </table:table-cell>
          <table:table-cell table:formula="of:=ROUND((([.G11]*100)/[.F11]);2)" office:value-type="float" office:value="133.18" calcext:value-type="float">
            <text:p>133.18</text:p>
          </table:table-cell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8192" calcext:value-type="float">
            <text:p>8192</text:p>
          </table:table-cell>
          <table:table-cell office:value-type="float" office:value="61056.053" calcext:value-type="float">
            <text:p>61056.053</text:p>
          </table:table-cell>
          <table:table-cell office:value-type="float" office:value="71487.493" calcext:value-type="float">
            <text:p>71487.493</text:p>
          </table:table-cell>
          <table:table-cell table:formula="of:=ROUND((([.D12]*100)/[.C12]); 2)" office:value-type="float" office:value="117.09" calcext:value-type="float">
            <text:p>117.09</text:p>
          </table:table-cell>
          <table:table-cell office:value-type="float" office:value="76830573810" calcext:value-type="float">
            <text:p>76830573810</text:p>
          </table:table-cell>
          <table:table-cell office:value-type="float" office:value="102430303018" calcext:value-type="float">
            <text:p>102430303018</text:p>
          </table:table-cell>
          <table:table-cell table:formula="of:=ROUND([.F12]/1000000;2)" office:value-type="float" office:value="76830.57" calcext:value-type="float">
            <text:p>76830.57</text:p>
          </table:table-cell>
          <table:table-cell table:formula="of:=ROUND([.G12]/1000000;2)" office:value-type="float" office:value="102430.3" calcext:value-type="float">
            <text:p>102430.3</text:p>
          </table:table-cell>
          <table:table-cell table:formula="of:=ROUND((([.G12]*100)/[.F12]);2)" office:value-type="float" office:value="133.32" calcext:value-type="float">
            <text:p>133.32</text:p>
          </table:table-cell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16384" calcext:value-type="float">
            <text:p>16384</text:p>
          </table:table-cell>
          <table:table-cell office:value-type="float" office:value="58227.652" calcext:value-type="float">
            <text:p>58227.652</text:p>
          </table:table-cell>
          <table:table-cell office:value-type="float" office:value="67196.073" calcext:value-type="float">
            <text:p>67196.073</text:p>
          </table:table-cell>
          <table:table-cell table:formula="of:=ROUND((([.D13]*100)/[.C13]); 2)" office:value-type="float" office:value="115.4" calcext:value-type="float">
            <text:p>115.4</text:p>
          </table:table-cell>
          <table:table-cell office:value-type="float" office:value="80711651465" calcext:value-type="float">
            <text:p>80711651465</text:p>
          </table:table-cell>
          <table:table-cell office:value-type="float" office:value="105375899443" calcext:value-type="float">
            <text:p>105375899443</text:p>
          </table:table-cell>
          <table:table-cell table:formula="of:=ROUND([.F13]/1000000;2)" office:value-type="float" office:value="80711.65" calcext:value-type="float">
            <text:p>80711.65</text:p>
          </table:table-cell>
          <table:table-cell table:formula="of:=ROUND([.G13]/1000000;2)" office:value-type="float" office:value="105375.9" calcext:value-type="float">
            <text:p>105375.9</text:p>
          </table:table-cell>
          <table:table-cell table:formula="of:=ROUND((([.G13]*100)/[.F13]);2)" office:value-type="float" office:value="130.56" calcext:value-type="float">
            <text:p>130.56</text:p>
          </table:table-cell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512" calcext:value-type="float">
            <text:p>512</text:p>
          </table:table-cell>
          <table:table-cell office:value-type="float" office:value="168302.354" calcext:value-type="float">
            <text:p>168302.354</text:p>
          </table:table-cell>
          <table:table-cell office:value-type="float" office:value="194805.175" calcext:value-type="float">
            <text:p>194805.175</text:p>
          </table:table-cell>
          <table:table-cell table:formula="of:=ROUND((([.D14]*100)/[.C14]); 2)" office:value-type="float" office:value="115.75" calcext:value-type="float">
            <text:p>115.75</text:p>
          </table:table-cell>
          <table:table-cell office:value-type="float" office:value="63624550596" calcext:value-type="float">
            <text:p>63624550596</text:p>
          </table:table-cell>
          <table:table-cell office:value-type="float" office:value="68681779848" calcext:value-type="float">
            <text:p>68681779848</text:p>
          </table:table-cell>
          <table:table-cell table:formula="of:=ROUND([.F14]/1000000;2)" office:value-type="float" office:value="63624.55" calcext:value-type="float">
            <text:p>63624.55</text:p>
          </table:table-cell>
          <table:table-cell table:formula="of:=ROUND([.G14]/1000000;2)" office:value-type="float" office:value="68681.78" calcext:value-type="float">
            <text:p>68681.78</text:p>
          </table:table-cell>
          <table:table-cell table:formula="of:=ROUND((([.G14]*100)/[.F14]);2)" office:value-type="float" office:value="107.95" calcext:value-type="float">
            <text:p>107.95</text:p>
          </table:table-cell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1024" calcext:value-type="float">
            <text:p>1024</text:p>
          </table:table-cell>
          <table:table-cell office:value-type="float" office:value="192219.823" calcext:value-type="float">
            <text:p>192219.823</text:p>
          </table:table-cell>
          <table:table-cell office:value-type="float" office:value="216919.311" calcext:value-type="float">
            <text:p>216919.311</text:p>
          </table:table-cell>
          <table:table-cell table:formula="of:=ROUND((([.D15]*100)/[.C15]); 2)" office:value-type="float" office:value="112.85" calcext:value-type="float">
            <text:p>112.85</text:p>
          </table:table-cell>
          <table:table-cell office:value-type="float" office:value="72995628655" calcext:value-type="float">
            <text:p>72995628655</text:p>
          </table:table-cell>
          <table:table-cell office:value-type="float" office:value="83997313580" calcext:value-type="float">
            <text:p>83997313580</text:p>
          </table:table-cell>
          <table:table-cell table:formula="of:=ROUND([.F15]/1000000;2)" office:value-type="float" office:value="72995.63" calcext:value-type="float">
            <text:p>72995.63</text:p>
          </table:table-cell>
          <table:table-cell table:formula="of:=ROUND([.G15]/1000000;2)" office:value-type="float" office:value="83997.31" calcext:value-type="float">
            <text:p>83997.31</text:p>
          </table:table-cell>
          <table:table-cell table:formula="of:=ROUND((([.G15]*100)/[.F15]);2)" office:value-type="float" office:value="115.07" calcext:value-type="float">
            <text:p>115.07</text:p>
          </table:table-cell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2048" calcext:value-type="float">
            <text:p>2048</text:p>
          </table:table-cell>
          <table:table-cell office:value-type="float" office:value="276498.38" calcext:value-type="float">
            <text:p>276498.38</text:p>
          </table:table-cell>
          <table:table-cell office:value-type="float" office:value="268132.81" calcext:value-type="float">
            <text:p>268132.81</text:p>
          </table:table-cell>
          <table:table-cell table:formula="of:=ROUND((([.D16]*100)/[.C16]); 2)" office:value-type="float" office:value="96.97" calcext:value-type="float">
            <text:p>96.97</text:p>
          </table:table-cell>
          <table:table-cell office:value-type="float" office:value="78317135189" calcext:value-type="float">
            <text:p>78317135189</text:p>
          </table:table-cell>
          <table:table-cell office:value-type="float" office:value="97966118120" calcext:value-type="float">
            <text:p>97966118120</text:p>
          </table:table-cell>
          <table:table-cell table:formula="of:=ROUND([.F16]/1000000;2)" office:value-type="float" office:value="78317.14" calcext:value-type="float">
            <text:p>78317.14</text:p>
          </table:table-cell>
          <table:table-cell table:formula="of:=ROUND([.G16]/1000000;2)" office:value-type="float" office:value="97966.12" calcext:value-type="float">
            <text:p>97966.12</text:p>
          </table:table-cell>
          <table:table-cell table:formula="of:=ROUND((([.G16]*100)/[.F16]);2)" office:value-type="float" office:value="125.09" calcext:value-type="float">
            <text:p>125.09</text:p>
          </table:table-cell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4096" calcext:value-type="float">
            <text:p>4096</text:p>
          </table:table-cell>
          <table:table-cell office:value-type="float" office:value="279173.217" calcext:value-type="float">
            <text:p>279173.217</text:p>
          </table:table-cell>
          <table:table-cell office:value-type="float" office:value="319200.013" calcext:value-type="float">
            <text:p>319200.013</text:p>
          </table:table-cell>
          <table:table-cell table:formula="of:=ROUND((([.D17]*100)/[.C17]); 2)" office:value-type="float" office:value="114.34" calcext:value-type="float">
            <text:p>114.34</text:p>
          </table:table-cell>
          <table:table-cell office:value-type="float" office:value="81273192980" calcext:value-type="float">
            <text:p>81273192980</text:p>
          </table:table-cell>
          <table:table-cell office:value-type="float" office:value="110271162130" calcext:value-type="float">
            <text:p>110271162130</text:p>
          </table:table-cell>
          <table:table-cell table:formula="of:=ROUND([.F17]/1000000;2)" office:value-type="float" office:value="81273.19" calcext:value-type="float">
            <text:p>81273.19</text:p>
          </table:table-cell>
          <table:table-cell table:formula="of:=ROUND([.G17]/1000000;2)" office:value-type="float" office:value="110271.16" calcext:value-type="float">
            <text:p>110271.16</text:p>
          </table:table-cell>
          <table:table-cell table:formula="of:=ROUND((([.G17]*100)/[.F17]);2)" office:value-type="float" office:value="135.68" calcext:value-type="float">
            <text:p>135.68</text:p>
          </table:table-cell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8192" calcext:value-type="float">
            <text:p>8192</text:p>
          </table:table-cell>
          <table:table-cell office:value-type="float" office:value="303783.997" calcext:value-type="float">
            <text:p>303783.997</text:p>
          </table:table-cell>
          <table:table-cell office:value-type="float" office:value="365257.162" calcext:value-type="float">
            <text:p>365257.162</text:p>
          </table:table-cell>
          <table:table-cell table:formula="of:=ROUND((([.D18]*100)/[.C18]); 2)" office:value-type="float" office:value="120.24" calcext:value-type="float">
            <text:p>120.24</text:p>
          </table:table-cell>
          <table:table-cell office:value-type="float" office:value="85748243704" calcext:value-type="float">
            <text:p>85748243704</text:p>
          </table:table-cell>
          <table:table-cell office:value-type="float" office:value="117704782741" calcext:value-type="float">
            <text:p>117704782741</text:p>
          </table:table-cell>
          <table:table-cell table:formula="of:=ROUND([.F18]/1000000;2)" office:value-type="float" office:value="85748.24" calcext:value-type="float">
            <text:p>85748.24</text:p>
          </table:table-cell>
          <table:table-cell table:formula="of:=ROUND([.G18]/1000000;2)" office:value-type="float" office:value="117704.78" calcext:value-type="float">
            <text:p>117704.78</text:p>
          </table:table-cell>
          <table:table-cell table:formula="of:=ROUND((([.G18]*100)/[.F18]);2)" office:value-type="float" office:value="137.27" calcext:value-type="float">
            <text:p>137.27</text:p>
          </table:table-cell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16384" calcext:value-type="float">
            <text:p>16384</text:p>
          </table:table-cell>
          <table:table-cell office:value-type="float" office:value="337843.187" calcext:value-type="float">
            <text:p>337843.187</text:p>
          </table:table-cell>
          <table:table-cell office:value-type="float" office:value="426803.383" calcext:value-type="float">
            <text:p>426803.383</text:p>
          </table:table-cell>
          <table:table-cell table:formula="of:=ROUND((([.D19]*100)/[.C19]); 2)" office:value-type="float" office:value="126.33" calcext:value-type="float">
            <text:p>126.33</text:p>
          </table:table-cell>
          <table:table-cell office:value-type="float" office:value="90019010277" calcext:value-type="float">
            <text:p>90019010277</text:p>
          </table:table-cell>
          <table:table-cell office:value-type="float" office:value="121149333455" calcext:value-type="float">
            <text:p>121149333455</text:p>
          </table:table-cell>
          <table:table-cell table:formula="of:=ROUND([.F19]/1000000;2)" office:value-type="float" office:value="90019.01" calcext:value-type="float">
            <text:p>90019.01</text:p>
          </table:table-cell>
          <table:table-cell table:formula="of:=ROUND([.G19]/1000000;2)" office:value-type="float" office:value="121149.33" calcext:value-type="float">
            <text:p>121149.33</text:p>
          </table:table-cell>
          <table:table-cell table:formula="of:=ROUND((([.G19]*100)/[.F19]);2)" office:value-type="float" office:value="134.58" calcext:value-type="float">
            <text:p>134.58</text:p>
          </table:table-cell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1gc" table:style-name="ta1">
        <table:shapes>
          <draw:frame draw:z-index="0" draw:style-name="gr1" draw:text-style-name="P1" svg:width="6.2988in" svg:height="3.5429in" svg:x="0.3303in" svg:y="1.5244in">
            <draw:object draw:notify-on-update-of-ranges="g1gc.B2:g1gc.B7 g1gc.C1:g1gc.C1 g1gc.C2:g1gc.C7 g1gc.D1:g1gc.D1 g1gc.D2:g1gc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2917in" svg:y="5.2709in">
            <draw:object draw:notify-on-update-of-ranges="g1gc.B2:g1gc.B7 g1gc.E1:g1gc.E1 g1gc.E2:g1gc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8476in" svg:y="1.5346in">
            <draw:object draw:notify-on-update-of-ranges="g1gc.B2:g1gc.B7 g1gc.F1:g1gc.F1 g1gc.F2:g1gc.F7 g1gc.G1:g1gc.G1 g1gc.G2:g1gc.G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0" table:number-columns-repeated="4" table:default-cell-style-name="Default"/>
        <table:table-column table:style-name="co10" table:default-cell-style-name="ce1"/>
        <table:table-column table:style-name="co10" table:number-columns-repeated="59" table:default-cell-style-name="Default"/>
        <table:table-row table:style-name="ro1">
          <table:table-cell table:formula="of:=[$raw.A1]" office:value-type="string" office:string-value="GC" calcext:value-type="string">
            <text:p>GC</text:p>
          </table:table-cell>
          <table:table-cell table:formula="of:=[$raw.B1]" office:value-type="string" office:string-value="Classes" calcext:value-type="string">
            <text:p>Classes</text:p>
          </table:table-cell>
          <table:table-cell table:formula="of:=[$raw.C1]" office:value-type="string" office:string-value="-UseIndirectKlassPointers" calcext:value-type="string">
            <text:p>-UseIndirectKlassPointers</text:p>
          </table:table-cell>
          <table:table-cell table:formula="of:=[$raw.D1]" office:value-type="string" office:string-value="+UseIndirectKlassPointers" calcext:value-type="string">
            <text:p>+UseIndirectKlassPointers</text:p>
          </table:table-cell>
          <table:table-cell table:formula="of:=[$raw.E1]" office:value-type="string" office:string-value="+UseIndirectKlassPointers, Percent " calcext:value-type="string">
            <text:p>+UseIndirectKlassPointers, Percent </text:p>
          </table:table-cell>
          <table:table-cell table:style-name="ce1" table:formula="of:=[$raw.H1]" office:value-type="string" office:string-value="-UseIndirectKlassPointers, Mio L1 Cache Misses" calcext:value-type="string">
            <text:p>-UseIndirectKlassPointers, Mio L1 Cache Misses</text:p>
          </table:table-cell>
          <table:table-cell table:style-name="ce1" table:formula="of:=[$raw.I1]" office:value-type="string" office:string-value="+UseIndirectKlassPointers, Mio L1 Cache Misses " calcext:value-type="string">
            <text:p>+UseIndirectKlassPointers, Mio L1 Cache Misses </text:p>
          </table:table-cell>
          <table:table-cell table:style-name="ce1" table:formula="of:=[$raw.J1]" office:value-type="string" office:string-value="+UseIndirectKlassPointers, L1 Cache Misses percent compared with -UseIndirectKlassPointers" calcext:value-type="string">
            <text:p>+UseIndirectKlassPointers, L1 Cache Misses percent compared with -UseIndirectKlassPointers</text:p>
          </table:table-cell>
          <table:table-cell table:style-name="ce2"/>
          <table:table-cell table:number-columns-repeated="55"/>
        </table:table-row>
        <table:table-row table:style-name="ro1">
          <table:table-cell table:formula="of:=[$raw.A2]" office:value-type="string" office:string-value="-XX:+UseG1GC" calcext:value-type="string">
            <text:p>-XX:+UseG1GC</text:p>
          </table:table-cell>
          <table:table-cell table:formula="of:=[$raw.B2]" office:value-type="float" office:value="512" calcext:value-type="float">
            <text:p>512</text:p>
          </table:table-cell>
          <table:table-cell table:formula="of:=[$raw.C2]" office:value-type="float" office:value="27401.866" calcext:value-type="float">
            <text:p>27401.866</text:p>
          </table:table-cell>
          <table:table-cell table:formula="of:=[$raw.D2]" office:value-type="float" office:value="30895.154" calcext:value-type="float">
            <text:p>30895.154</text:p>
          </table:table-cell>
          <table:table-cell table:formula="of:=[$raw.E2]" office:value-type="float" office:value="112.75" calcext:value-type="float">
            <text:p>112.75</text:p>
          </table:table-cell>
          <table:table-cell table:style-name="ce1" table:formula="of:=[$raw.H2]" office:value-type="float" office:value="70717.44" calcext:value-type="float">
            <text:p>70717.44</text:p>
          </table:table-cell>
          <table:table-cell table:style-name="ce1" table:formula="of:=[$raw.I2]" office:value-type="float" office:value="69096.99" calcext:value-type="float">
            <text:p>69096.99</text:p>
          </table:table-cell>
          <table:table-cell table:style-name="ce1" table:formula="of:=[$raw.J2]" office:value-type="float" office:value="97.71" calcext:value-type="float">
            <text:p>97.71</text:p>
          </table:table-cell>
          <table:table-cell table:style-name="ce1"/>
          <table:table-cell table:number-columns-repeated="55"/>
        </table:table-row>
        <table:table-row table:style-name="ro1">
          <table:table-cell table:formula="of:=[$raw.A3]" office:value-type="string" office:string-value="-XX:+UseG1GC" calcext:value-type="string">
            <text:p>-XX:+UseG1GC</text:p>
          </table:table-cell>
          <table:table-cell table:formula="of:=[$raw.B3]" office:value-type="float" office:value="1024" calcext:value-type="float">
            <text:p>1024</text:p>
          </table:table-cell>
          <table:table-cell table:formula="of:=[$raw.C3]" office:value-type="float" office:value="30837.576" calcext:value-type="float">
            <text:p>30837.576</text:p>
          </table:table-cell>
          <table:table-cell table:formula="of:=[$raw.D3]" office:value-type="float" office:value="34728.504" calcext:value-type="float">
            <text:p>34728.504</text:p>
          </table:table-cell>
          <table:table-cell table:formula="of:=[$raw.E3]" office:value-type="float" office:value="112.62" calcext:value-type="float">
            <text:p>112.62</text:p>
          </table:table-cell>
          <table:table-cell table:style-name="ce1" table:formula="of:=[$raw.H3]" office:value-type="float" office:value="79290.88" calcext:value-type="float">
            <text:p>79290.88</text:p>
          </table:table-cell>
          <table:table-cell table:style-name="ce1" table:formula="of:=[$raw.I3]" office:value-type="float" office:value="83925.71" calcext:value-type="float">
            <text:p>83925.71</text:p>
          </table:table-cell>
          <table:table-cell table:style-name="ce1" table:formula="of:=[$raw.J3]" office:value-type="float" office:value="105.85" calcext:value-type="float">
            <text:p>105.85</text:p>
          </table:table-cell>
          <table:table-cell table:style-name="ce1"/>
          <table:table-cell table:number-columns-repeated="55"/>
        </table:table-row>
        <table:table-row table:style-name="ro1">
          <table:table-cell table:formula="of:=[$raw.A4]" office:value-type="string" office:string-value="-XX:+UseG1GC" calcext:value-type="string">
            <text:p>-XX:+UseG1GC</text:p>
          </table:table-cell>
          <table:table-cell table:formula="of:=[$raw.B4]" office:value-type="float" office:value="2048" calcext:value-type="float">
            <text:p>2048</text:p>
          </table:table-cell>
          <table:table-cell table:formula="of:=[$raw.C4]" office:value-type="float" office:value="38996.449" calcext:value-type="float">
            <text:p>38996.449</text:p>
          </table:table-cell>
          <table:table-cell table:formula="of:=[$raw.D4]" office:value-type="float" office:value="43849.157" calcext:value-type="float">
            <text:p>43849.157</text:p>
          </table:table-cell>
          <table:table-cell table:formula="of:=[$raw.E4]" office:value-type="float" office:value="112.44" calcext:value-type="float">
            <text:p>112.44</text:p>
          </table:table-cell>
          <table:table-cell table:style-name="ce1" table:formula="of:=[$raw.H4]" office:value-type="float" office:value="82888.52" calcext:value-type="float">
            <text:p>82888.52</text:p>
          </table:table-cell>
          <table:table-cell table:style-name="ce1" table:formula="of:=[$raw.I4]" office:value-type="float" office:value="99488.55" calcext:value-type="float">
            <text:p>99488.55</text:p>
          </table:table-cell>
          <table:table-cell table:style-name="ce1" table:formula="of:=[$raw.J4]" office:value-type="float" office:value="120.03" calcext:value-type="float">
            <text:p>120.03</text:p>
          </table:table-cell>
          <table:table-cell table:style-name="ce1"/>
          <table:table-cell table:number-columns-repeated="55"/>
        </table:table-row>
        <table:table-row table:style-name="ro1">
          <table:table-cell table:formula="of:=[$raw.A5]" office:value-type="string" office:string-value="-XX:+UseG1GC" calcext:value-type="string">
            <text:p>-XX:+UseG1GC</text:p>
          </table:table-cell>
          <table:table-cell table:formula="of:=[$raw.B5]" office:value-type="float" office:value="4096" calcext:value-type="float">
            <text:p>4096</text:p>
          </table:table-cell>
          <table:table-cell table:formula="of:=[$raw.C5]" office:value-type="float" office:value="46672.67" calcext:value-type="float">
            <text:p>46672.67</text:p>
          </table:table-cell>
          <table:table-cell table:formula="of:=[$raw.D5]" office:value-type="float" office:value="52645.803" calcext:value-type="float">
            <text:p>52645.803</text:p>
          </table:table-cell>
          <table:table-cell table:formula="of:=[$raw.E5]" office:value-type="float" office:value="112.8" calcext:value-type="float">
            <text:p>112.8</text:p>
          </table:table-cell>
          <table:table-cell table:style-name="ce1" table:formula="of:=[$raw.H5]" office:value-type="float" office:value="85857.62" calcext:value-type="float">
            <text:p>85857.62</text:p>
          </table:table-cell>
          <table:table-cell table:style-name="ce1" table:formula="of:=[$raw.I5]" office:value-type="float" office:value="111853.71" calcext:value-type="float">
            <text:p>111853.71</text:p>
          </table:table-cell>
          <table:table-cell table:style-name="ce1" table:formula="of:=[$raw.J5]" office:value-type="float" office:value="130.28" calcext:value-type="float">
            <text:p>130.28</text:p>
          </table:table-cell>
          <table:table-cell table:style-name="ce1"/>
          <table:table-cell table:number-columns-repeated="55"/>
        </table:table-row>
        <table:table-row table:style-name="ro1">
          <table:table-cell table:formula="of:=[$raw.A6]" office:value-type="string" office:string-value="-XX:+UseG1GC" calcext:value-type="string">
            <text:p>-XX:+UseG1GC</text:p>
          </table:table-cell>
          <table:table-cell table:formula="of:=[$raw.B6]" office:value-type="float" office:value="8192" calcext:value-type="float">
            <text:p>8192</text:p>
          </table:table-cell>
          <table:table-cell table:formula="of:=[$raw.C6]" office:value-type="float" office:value="49589.194" calcext:value-type="float">
            <text:p>49589.194</text:p>
          </table:table-cell>
          <table:table-cell table:formula="of:=[$raw.D6]" office:value-type="float" office:value="57943.652" calcext:value-type="float">
            <text:p>57943.652</text:p>
          </table:table-cell>
          <table:table-cell table:formula="of:=[$raw.E6]" office:value-type="float" office:value="116.85" calcext:value-type="float">
            <text:p>116.85</text:p>
          </table:table-cell>
          <table:table-cell table:style-name="ce1" table:formula="of:=[$raw.H6]" office:value-type="float" office:value="90261.86" calcext:value-type="float">
            <text:p>90261.86</text:p>
          </table:table-cell>
          <table:table-cell table:style-name="ce1" table:formula="of:=[$raw.I6]" office:value-type="float" office:value="119755.88" calcext:value-type="float">
            <text:p>119755.88</text:p>
          </table:table-cell>
          <table:table-cell table:style-name="ce1" table:formula="of:=[$raw.J6]" office:value-type="float" office:value="132.68" calcext:value-type="float">
            <text:p>132.68</text:p>
          </table:table-cell>
          <table:table-cell table:style-name="ce1"/>
          <table:table-cell table:number-columns-repeated="55"/>
        </table:table-row>
        <table:table-row table:style-name="ro1">
          <table:table-cell table:formula="of:=[$raw.A7]" office:value-type="string" office:string-value="-XX:+UseG1GC" calcext:value-type="string">
            <text:p>-XX:+UseG1GC</text:p>
          </table:table-cell>
          <table:table-cell table:formula="of:=[$raw.B7]" office:value-type="float" office:value="16384" calcext:value-type="float">
            <text:p>16384</text:p>
          </table:table-cell>
          <table:table-cell table:formula="of:=[$raw.C7]" office:value-type="float" office:value="50589.647" calcext:value-type="float">
            <text:p>50589.647</text:p>
          </table:table-cell>
          <table:table-cell table:formula="of:=[$raw.D7]" office:value-type="float" office:value="68592.279" calcext:value-type="float">
            <text:p>68592.279</text:p>
          </table:table-cell>
          <table:table-cell table:formula="of:=[$raw.E7]" office:value-type="float" office:value="135.59" calcext:value-type="float">
            <text:p>135.59</text:p>
          </table:table-cell>
          <table:table-cell table:style-name="ce1" table:formula="of:=[$raw.H7]" office:value-type="float" office:value="94265.5" calcext:value-type="float">
            <text:p>94265.5</text:p>
          </table:table-cell>
          <table:table-cell table:style-name="ce1" table:formula="of:=[$raw.I7]" office:value-type="float" office:value="123701.89" calcext:value-type="float">
            <text:p>123701.89</text:p>
          </table:table-cell>
          <table:table-cell table:style-name="ce1" table:formula="of:=[$raw.J7]" office:value-type="float" office:value="131.23" calcext:value-type="float">
            <text:p>131.23</text:p>
          </table:table-cell>
          <table:table-cell table:style-name="ce1"/>
          <table:table-cell table:number-columns-repeated="55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arallelgc" table:style-name="ta1">
        <table:shapes>
          <draw:frame draw:z-index="0" draw:style-name="gr1" draw:text-style-name="P1" svg:width="6.2988in" svg:height="3.5429in" svg:x="0.3075in" svg:y="1.5476in">
            <draw:object draw:notify-on-update-of-ranges="parallelgc.B1:parallelgc.B1 parallelgc.B2:parallelgc.B7 parallelgc.C1:parallelgc.C1 parallelgc.C2:parallelgc.C7 parallelgc.D1:parallelgc.D1 parallelgc.D2:parallelgc.D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6.8248in" svg:y="1.5579in">
            <draw:object draw:notify-on-update-of-ranges="parallelgc.B2:parallelgc.B7 parallelgc.F1:parallelgc.F1 parallelgc.F2:parallelgc.F7 parallelgc.G1:parallelgc.G1 parallelgc.G2:parallelgc.G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column table:style-name="co9" table:number-columns-repeated="4" table:default-cell-style-name="Default"/>
        <table:table-row table:style-name="ro1">
          <table:table-cell table:formula="of:=[$raw.A1]" office:value-type="string" office:string-value="GC" calcext:value-type="string">
            <text:p>GC</text:p>
          </table:table-cell>
          <table:table-cell table:formula="of:=[$raw.B1]" office:value-type="string" office:string-value="Classes" calcext:value-type="string">
            <text:p>Classes</text:p>
          </table:table-cell>
          <table:table-cell table:formula="of:=[$raw.C1]" office:value-type="string" office:string-value="-UseIndirectKlassPointers" calcext:value-type="string">
            <text:p>-UseIndirectKlassPointers</text:p>
          </table:table-cell>
          <table:table-cell table:formula="of:=[$raw.D1]" office:value-type="string" office:string-value="+UseIndirectKlassPointers" calcext:value-type="string">
            <text:p>+UseIndirectKlassPointers</text:p>
          </table:table-cell>
          <table:table-cell table:style-name="Default" table:formula="of:=[$raw.E1]" office:value-type="string" office:string-value="+UseIndirectKlassPointers, Percent " calcext:value-type="string">
            <text:p>+UseIndirectKlassPointers, Percent </text:p>
          </table:table-cell>
          <table:table-cell table:formula="of:=[$raw.H1]" office:value-type="string" office:string-value="-UseIndirectKlassPointers, Mio L1 Cache Misses" calcext:value-type="string">
            <text:p>-UseIndirectKlassPointers, Mio L1 Cache Misses</text:p>
          </table:table-cell>
          <table:table-cell table:formula="of:=[$raw.I1]" office:value-type="string" office:string-value="+UseIndirectKlassPointers, Mio L1 Cache Misses " calcext:value-type="string">
            <text:p>+UseIndirectKlassPointers, Mio L1 Cache Misses </text:p>
          </table:table-cell>
          <table:table-cell table:formula="of:=[$raw.J1]" office:value-type="string" office:string-value="+UseIndirectKlassPointers, L1 Cache Misses percent compared with -UseIndirectKlassPointers" calcext:value-type="string">
            <text:p>+UseIndirectKlassPointers, L1 Cache Misses percent compared with -UseIndirectKlassPointers</text:p>
          </table:table-cell>
          <table:table-cell table:formula="of:=[$raw.K1]" office:value-type="float" office:value="0" calcext:value-type="float">
            <text:p>0</text:p>
          </table:table-cell>
          <table:table-cell table:formula="of:=[$raw.L1]" office:value-type="float" office:value="0" calcext:value-type="float">
            <text:p>0</text:p>
          </table:table-cell>
          <table:table-cell table:formula="of:=[$raw.M1]" office:value-type="float" office:value="0" calcext:value-type="float">
            <text:p>0</text:p>
          </table:table-cell>
        </table:table-row>
        <table:table-row table:style-name="ro1">
          <table:table-cell table:formula="of:=[$raw.A8]" office:value-type="string" office:string-value="-XX:+UseParallelGC" calcext:value-type="string">
            <text:p>-XX:+UseParallelGC</text:p>
          </table:table-cell>
          <table:table-cell table:formula="of:=[$raw.B8]" office:value-type="float" office:value="512" calcext:value-type="float">
            <text:p>512</text:p>
          </table:table-cell>
          <table:table-cell table:formula="of:=[$raw.C8]" office:value-type="float" office:value="49165.413" calcext:value-type="float">
            <text:p>49165.413</text:p>
          </table:table-cell>
          <table:table-cell table:formula="of:=[$raw.D8]" office:value-type="float" office:value="49847.229" calcext:value-type="float">
            <text:p>49847.229</text:p>
          </table:table-cell>
          <table:table-cell table:style-name="Default" table:formula="of:=[$raw.E8]" office:value-type="float" office:value="101.39" calcext:value-type="float">
            <text:p>101.39</text:p>
          </table:table-cell>
          <table:table-cell table:formula="of:=[$raw.H8]" office:value-type="float" office:value="57975.48" calcext:value-type="float">
            <text:p>57975.48</text:p>
          </table:table-cell>
          <table:table-cell table:formula="of:=[$raw.I8]" office:value-type="float" office:value="63044.04" calcext:value-type="float">
            <text:p>63044.04</text:p>
          </table:table-cell>
          <table:table-cell table:formula="of:=[$raw.J8]" office:value-type="float" office:value="108.74" calcext:value-type="float">
            <text:p>108.74</text:p>
          </table:table-cell>
          <table:table-cell table:number-columns-repeated="3"/>
        </table:table-row>
        <table:table-row table:style-name="ro1">
          <table:table-cell table:formula="of:=[$raw.A9]" office:value-type="string" office:string-value="-XX:+UseParallelGC" calcext:value-type="string">
            <text:p>-XX:+UseParallelGC</text:p>
          </table:table-cell>
          <table:table-cell table:formula="of:=[$raw.B9]" office:value-type="float" office:value="1024" calcext:value-type="float">
            <text:p>1024</text:p>
          </table:table-cell>
          <table:table-cell table:formula="of:=[$raw.C9]" office:value-type="float" office:value="50872.742" calcext:value-type="float">
            <text:p>50872.742</text:p>
          </table:table-cell>
          <table:table-cell table:formula="of:=[$raw.D9]" office:value-type="float" office:value="53344.327" calcext:value-type="float">
            <text:p>53344.327</text:p>
          </table:table-cell>
          <table:table-cell table:style-name="Default" table:formula="of:=[$raw.E9]" office:value-type="float" office:value="104.86" calcext:value-type="float">
            <text:p>104.86</text:p>
          </table:table-cell>
          <table:table-cell table:formula="of:=[$raw.H9]" office:value-type="float" office:value="65142.05" calcext:value-type="float">
            <text:p>65142.05</text:p>
          </table:table-cell>
          <table:table-cell table:formula="of:=[$raw.I9]" office:value-type="float" office:value="75606.51" calcext:value-type="float">
            <text:p>75606.51</text:p>
          </table:table-cell>
          <table:table-cell table:formula="of:=[$raw.J9]" office:value-type="float" office:value="116.06" calcext:value-type="float">
            <text:p>116.06</text:p>
          </table:table-cell>
          <table:table-cell table:number-columns-repeated="3"/>
        </table:table-row>
        <table:table-row table:style-name="ro1">
          <table:table-cell table:formula="of:=[$raw.A10]" office:value-type="string" office:string-value="-XX:+UseParallelGC" calcext:value-type="string">
            <text:p>-XX:+UseParallelGC</text:p>
          </table:table-cell>
          <table:table-cell table:formula="of:=[$raw.B10]" office:value-type="float" office:value="2048" calcext:value-type="float">
            <text:p>2048</text:p>
          </table:table-cell>
          <table:table-cell table:formula="of:=[$raw.C10]" office:value-type="float" office:value="58830.838" calcext:value-type="float">
            <text:p>58830.838</text:p>
          </table:table-cell>
          <table:table-cell table:formula="of:=[$raw.D10]" office:value-type="float" office:value="56818.257" calcext:value-type="float">
            <text:p>56818.257</text:p>
          </table:table-cell>
          <table:table-cell table:style-name="Default" table:formula="of:=[$raw.E10]" office:value-type="float" office:value="96.58" calcext:value-type="float">
            <text:p>96.58</text:p>
          </table:table-cell>
          <table:table-cell table:formula="of:=[$raw.H10]" office:value-type="float" office:value="69801.26" calcext:value-type="float">
            <text:p>69801.26</text:p>
          </table:table-cell>
          <table:table-cell table:formula="of:=[$raw.I10]" office:value-type="float" office:value="87814.19" calcext:value-type="float">
            <text:p>87814.19</text:p>
          </table:table-cell>
          <table:table-cell table:formula="of:=[$raw.J10]" office:value-type="float" office:value="125.81" calcext:value-type="float">
            <text:p>125.81</text:p>
          </table:table-cell>
          <table:table-cell table:number-columns-repeated="3"/>
        </table:table-row>
        <table:table-row table:style-name="ro1">
          <table:table-cell table:formula="of:=[$raw.A11]" office:value-type="string" office:string-value="-XX:+UseParallelGC" calcext:value-type="string">
            <text:p>-XX:+UseParallelGC</text:p>
          </table:table-cell>
          <table:table-cell table:formula="of:=[$raw.B11]" office:value-type="float" office:value="4096" calcext:value-type="float">
            <text:p>4096</text:p>
          </table:table-cell>
          <table:table-cell table:formula="of:=[$raw.C11]" office:value-type="float" office:value="56157.333" calcext:value-type="float">
            <text:p>56157.333</text:p>
          </table:table-cell>
          <table:table-cell table:formula="of:=[$raw.D11]" office:value-type="float" office:value="75504.062" calcext:value-type="float">
            <text:p>75504.062</text:p>
          </table:table-cell>
          <table:table-cell table:style-name="Default" table:formula="of:=[$raw.E11]" office:value-type="float" office:value="134.45" calcext:value-type="float">
            <text:p>134.45</text:p>
          </table:table-cell>
          <table:table-cell table:formula="of:=[$raw.H11]" office:value-type="float" office:value="72757.57" calcext:value-type="float">
            <text:p>72757.57</text:p>
          </table:table-cell>
          <table:table-cell table:formula="of:=[$raw.I11]" office:value-type="float" office:value="96896.99" calcext:value-type="float">
            <text:p>96896.99</text:p>
          </table:table-cell>
          <table:table-cell table:formula="of:=[$raw.J11]" office:value-type="float" office:value="133.18" calcext:value-type="float">
            <text:p>133.18</text:p>
          </table:table-cell>
          <table:table-cell table:number-columns-repeated="3"/>
        </table:table-row>
        <table:table-row table:style-name="ro1">
          <table:table-cell table:formula="of:=[$raw.A12]" office:value-type="string" office:string-value="-XX:+UseParallelGC" calcext:value-type="string">
            <text:p>-XX:+UseParallelGC</text:p>
          </table:table-cell>
          <table:table-cell table:formula="of:=[$raw.B12]" office:value-type="float" office:value="8192" calcext:value-type="float">
            <text:p>8192</text:p>
          </table:table-cell>
          <table:table-cell table:formula="of:=[$raw.C12]" office:value-type="float" office:value="61056.053" calcext:value-type="float">
            <text:p>61056.053</text:p>
          </table:table-cell>
          <table:table-cell table:formula="of:=[$raw.D12]" office:value-type="float" office:value="71487.493" calcext:value-type="float">
            <text:p>71487.493</text:p>
          </table:table-cell>
          <table:table-cell table:style-name="Default" table:formula="of:=[$raw.E12]" office:value-type="float" office:value="117.09" calcext:value-type="float">
            <text:p>117.09</text:p>
          </table:table-cell>
          <table:table-cell table:formula="of:=[$raw.H12]" office:value-type="float" office:value="76830.57" calcext:value-type="float">
            <text:p>76830.57</text:p>
          </table:table-cell>
          <table:table-cell table:formula="of:=[$raw.I12]" office:value-type="float" office:value="102430.3" calcext:value-type="float">
            <text:p>102430.3</text:p>
          </table:table-cell>
          <table:table-cell table:formula="of:=[$raw.J12]" office:value-type="float" office:value="133.32" calcext:value-type="float">
            <text:p>133.32</text:p>
          </table:table-cell>
          <table:table-cell table:number-columns-repeated="3"/>
        </table:table-row>
        <table:table-row table:style-name="ro1">
          <table:table-cell table:formula="of:=[$raw.A13]" office:value-type="string" office:string-value="-XX:+UseParallelGC" calcext:value-type="string">
            <text:p>-XX:+UseParallelGC</text:p>
          </table:table-cell>
          <table:table-cell table:formula="of:=[$raw.B13]" office:value-type="float" office:value="16384" calcext:value-type="float">
            <text:p>16384</text:p>
          </table:table-cell>
          <table:table-cell table:formula="of:=[$raw.C13]" office:value-type="float" office:value="58227.652" calcext:value-type="float">
            <text:p>58227.652</text:p>
          </table:table-cell>
          <table:table-cell table:formula="of:=[$raw.D13]" office:value-type="float" office:value="67196.073" calcext:value-type="float">
            <text:p>67196.073</text:p>
          </table:table-cell>
          <table:table-cell table:style-name="Default" table:formula="of:=[$raw.E13]" office:value-type="float" office:value="115.4" calcext:value-type="float">
            <text:p>115.4</text:p>
          </table:table-cell>
          <table:table-cell table:formula="of:=[$raw.H13]" office:value-type="float" office:value="80711.65" calcext:value-type="float">
            <text:p>80711.65</text:p>
          </table:table-cell>
          <table:table-cell table:formula="of:=[$raw.I13]" office:value-type="float" office:value="105375.9" calcext:value-type="float">
            <text:p>105375.9</text:p>
          </table:table-cell>
          <table:table-cell table:formula="of:=[$raw.J13]" office:value-type="float" office:value="130.56" calcext:value-type="float">
            <text:p>130.56</text:p>
          </table:table-cell>
          <table:table-cell table:number-columns-repeated="3"/>
        </table:table-row>
        <table:table-row table:style-name="ro1" table:number-rows-repeated="1048568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erialgc" table:style-name="ta1">
        <table:shapes>
          <draw:frame draw:z-index="0" draw:style-name="gr1" draw:text-style-name="P1" svg:width="6.2988in" svg:height="3.5429in" svg:x="0.3587in" svg:y="1.4854in">
            <draw:object draw:notify-on-update-of-ranges="serialgc.B1:serialgc.B1 serialgc.B2:serialgc.B7 serialgc.C1:serialgc.C1 serialgc.C2:serialgc.C7 serialgc.D1:serialgc.D1 serialgc.D2:serialgc.D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2988in" svg:height="3.5429in" svg:x="6.876in" svg:y="1.4957in">
            <draw:object draw:notify-on-update-of-ranges="serialgc.B2:serialgc.B7 serialgc.F1:serialgc.F1 serialgc.F2:serialgc.F7 serialgc.G1:serialgc.G1 serialgc.G2:serialgc.G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ce1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formula="of:=[$raw.A1]" office:value-type="string" office:string-value="GC" calcext:value-type="string">
            <text:p>GC</text:p>
          </table:table-cell>
          <table:table-cell table:formula="of:=[$raw.B1]" office:value-type="string" office:string-value="Classes" calcext:value-type="string">
            <text:p>Classes</text:p>
          </table:table-cell>
          <table:table-cell table:formula="of:=[$raw.C1]" office:value-type="string" office:string-value="-UseIndirectKlassPointers" calcext:value-type="string">
            <text:p>-UseIndirectKlassPointers</text:p>
          </table:table-cell>
          <table:table-cell table:formula="of:=[$raw.D1]" office:value-type="string" office:string-value="+UseIndirectKlassPointers" calcext:value-type="string">
            <text:p>+UseIndirectKlassPointers</text:p>
          </table:table-cell>
          <table:table-cell table:style-name="Default" table:formula="of:=[$raw.E1]" office:value-type="string" office:string-value="+UseIndirectKlassPointers, Percent " calcext:value-type="string">
            <text:p>+UseIndirectKlassPointers, Percent </text:p>
          </table:table-cell>
          <table:table-cell table:formula="of:=[$raw.H1]" office:value-type="string" office:string-value="-UseIndirectKlassPointers, Mio L1 Cache Misses" calcext:value-type="string">
            <text:p>-UseIndirectKlassPointers, Mio L1 Cache Misses</text:p>
          </table:table-cell>
          <table:table-cell table:formula="of:=[$raw.I1]" office:value-type="string" office:string-value="+UseIndirectKlassPointers, Mio L1 Cache Misses " calcext:value-type="string">
            <text:p>+UseIndirectKlassPointers, Mio L1 Cache Misses </text:p>
          </table:table-cell>
          <table:table-cell table:formula="of:=[$raw.J1]" office:value-type="string" office:string-value="+UseIndirectKlassPointers, L1 Cache Misses percent compared with -UseIndirectKlassPointers" calcext:value-type="string">
            <text:p>+UseIndirectKlassPointers, L1 Cache Misses percent compared with -UseIndirectKlassPointers</text:p>
          </table:table-cell>
        </table:table-row>
        <table:table-row table:style-name="ro1">
          <table:table-cell table:formula="of:=[$raw.A14]" office:value-type="string" office:string-value="-XX:+UseSerialGC" calcext:value-type="string">
            <text:p>-XX:+UseSerialGC</text:p>
          </table:table-cell>
          <table:table-cell table:formula="of:=[$raw.B14]" office:value-type="float" office:value="512" calcext:value-type="float">
            <text:p>512</text:p>
          </table:table-cell>
          <table:table-cell table:formula="of:=[$raw.C14]" office:value-type="float" office:value="168302.354" calcext:value-type="float">
            <text:p>168302.354</text:p>
          </table:table-cell>
          <table:table-cell table:formula="of:=[$raw.D14]" office:value-type="float" office:value="194805.175" calcext:value-type="float">
            <text:p>194805.175</text:p>
          </table:table-cell>
          <table:table-cell table:style-name="Default" table:formula="of:=[$raw.E14]" office:value-type="float" office:value="115.75" calcext:value-type="float">
            <text:p>115.75</text:p>
          </table:table-cell>
          <table:table-cell table:formula="of:=[$raw.H14]" office:value-type="float" office:value="63624.55" calcext:value-type="float">
            <text:p>63624.55</text:p>
          </table:table-cell>
          <table:table-cell table:formula="of:=[$raw.I14]" office:value-type="float" office:value="68681.78" calcext:value-type="float">
            <text:p>68681.78</text:p>
          </table:table-cell>
          <table:table-cell table:formula="of:=[$raw.J14]" office:value-type="float" office:value="107.95" calcext:value-type="float">
            <text:p>107.95</text:p>
          </table:table-cell>
        </table:table-row>
        <table:table-row table:style-name="ro1">
          <table:table-cell table:formula="of:=[$raw.A15]" office:value-type="string" office:string-value="-XX:+UseSerialGC" calcext:value-type="string">
            <text:p>-XX:+UseSerialGC</text:p>
          </table:table-cell>
          <table:table-cell table:formula="of:=[$raw.B15]" office:value-type="float" office:value="1024" calcext:value-type="float">
            <text:p>1024</text:p>
          </table:table-cell>
          <table:table-cell table:formula="of:=[$raw.C15]" office:value-type="float" office:value="192219.823" calcext:value-type="float">
            <text:p>192219.823</text:p>
          </table:table-cell>
          <table:table-cell table:formula="of:=[$raw.D15]" office:value-type="float" office:value="216919.311" calcext:value-type="float">
            <text:p>216919.311</text:p>
          </table:table-cell>
          <table:table-cell table:style-name="Default" table:formula="of:=[$raw.E15]" office:value-type="float" office:value="112.85" calcext:value-type="float">
            <text:p>112.85</text:p>
          </table:table-cell>
          <table:table-cell table:formula="of:=[$raw.H15]" office:value-type="float" office:value="72995.63" calcext:value-type="float">
            <text:p>72995.63</text:p>
          </table:table-cell>
          <table:table-cell table:formula="of:=[$raw.I15]" office:value-type="float" office:value="83997.31" calcext:value-type="float">
            <text:p>83997.31</text:p>
          </table:table-cell>
          <table:table-cell table:formula="of:=[$raw.J15]" office:value-type="float" office:value="115.07" calcext:value-type="float">
            <text:p>115.07</text:p>
          </table:table-cell>
        </table:table-row>
        <table:table-row table:style-name="ro1">
          <table:table-cell table:formula="of:=[$raw.A16]" office:value-type="string" office:string-value="-XX:+UseSerialGC" calcext:value-type="string">
            <text:p>-XX:+UseSerialGC</text:p>
          </table:table-cell>
          <table:table-cell table:formula="of:=[$raw.B16]" office:value-type="float" office:value="2048" calcext:value-type="float">
            <text:p>2048</text:p>
          </table:table-cell>
          <table:table-cell table:formula="of:=[$raw.C16]" office:value-type="float" office:value="276498.38" calcext:value-type="float">
            <text:p>276498.38</text:p>
          </table:table-cell>
          <table:table-cell table:formula="of:=[$raw.D16]" office:value-type="float" office:value="268132.81" calcext:value-type="float">
            <text:p>268132.81</text:p>
          </table:table-cell>
          <table:table-cell table:style-name="Default" table:formula="of:=[$raw.E16]" office:value-type="float" office:value="96.97" calcext:value-type="float">
            <text:p>96.97</text:p>
          </table:table-cell>
          <table:table-cell table:formula="of:=[$raw.H16]" office:value-type="float" office:value="78317.14" calcext:value-type="float">
            <text:p>78317.14</text:p>
          </table:table-cell>
          <table:table-cell table:formula="of:=[$raw.I16]" office:value-type="float" office:value="97966.12" calcext:value-type="float">
            <text:p>97966.12</text:p>
          </table:table-cell>
          <table:table-cell table:formula="of:=[$raw.J16]" office:value-type="float" office:value="125.09" calcext:value-type="float">
            <text:p>125.09</text:p>
          </table:table-cell>
        </table:table-row>
        <table:table-row table:style-name="ro1">
          <table:table-cell table:formula="of:=[$raw.A17]" office:value-type="string" office:string-value="-XX:+UseSerialGC" calcext:value-type="string">
            <text:p>-XX:+UseSerialGC</text:p>
          </table:table-cell>
          <table:table-cell table:formula="of:=[$raw.B17]" office:value-type="float" office:value="4096" calcext:value-type="float">
            <text:p>4096</text:p>
          </table:table-cell>
          <table:table-cell table:formula="of:=[$raw.C17]" office:value-type="float" office:value="279173.217" calcext:value-type="float">
            <text:p>279173.217</text:p>
          </table:table-cell>
          <table:table-cell table:formula="of:=[$raw.D17]" office:value-type="float" office:value="319200.013" calcext:value-type="float">
            <text:p>319200.013</text:p>
          </table:table-cell>
          <table:table-cell table:style-name="Default" table:formula="of:=[$raw.E17]" office:value-type="float" office:value="114.34" calcext:value-type="float">
            <text:p>114.34</text:p>
          </table:table-cell>
          <table:table-cell table:formula="of:=[$raw.H17]" office:value-type="float" office:value="81273.19" calcext:value-type="float">
            <text:p>81273.19</text:p>
          </table:table-cell>
          <table:table-cell table:formula="of:=[$raw.I17]" office:value-type="float" office:value="110271.16" calcext:value-type="float">
            <text:p>110271.16</text:p>
          </table:table-cell>
          <table:table-cell table:formula="of:=[$raw.J17]" office:value-type="float" office:value="135.68" calcext:value-type="float">
            <text:p>135.68</text:p>
          </table:table-cell>
        </table:table-row>
        <table:table-row table:style-name="ro1">
          <table:table-cell table:formula="of:=[$raw.A18]" office:value-type="string" office:string-value="-XX:+UseSerialGC" calcext:value-type="string">
            <text:p>-XX:+UseSerialGC</text:p>
          </table:table-cell>
          <table:table-cell table:formula="of:=[$raw.B18]" office:value-type="float" office:value="8192" calcext:value-type="float">
            <text:p>8192</text:p>
          </table:table-cell>
          <table:table-cell table:formula="of:=[$raw.C18]" office:value-type="float" office:value="303783.997" calcext:value-type="float">
            <text:p>303783.997</text:p>
          </table:table-cell>
          <table:table-cell table:formula="of:=[$raw.D18]" office:value-type="float" office:value="365257.162" calcext:value-type="float">
            <text:p>365257.162</text:p>
          </table:table-cell>
          <table:table-cell table:style-name="Default" table:formula="of:=[$raw.E18]" office:value-type="float" office:value="120.24" calcext:value-type="float">
            <text:p>120.24</text:p>
          </table:table-cell>
          <table:table-cell table:formula="of:=[$raw.H18]" office:value-type="float" office:value="85748.24" calcext:value-type="float">
            <text:p>85748.24</text:p>
          </table:table-cell>
          <table:table-cell table:formula="of:=[$raw.I18]" office:value-type="float" office:value="117704.78" calcext:value-type="float">
            <text:p>117704.78</text:p>
          </table:table-cell>
          <table:table-cell table:formula="of:=[$raw.J18]" office:value-type="float" office:value="137.27" calcext:value-type="float">
            <text:p>137.27</text:p>
          </table:table-cell>
        </table:table-row>
        <table:table-row table:style-name="ro1">
          <table:table-cell table:formula="of:=[$raw.A19]" office:value-type="string" office:string-value="-XX:+UseSerialGC" calcext:value-type="string">
            <text:p>-XX:+UseSerialGC</text:p>
          </table:table-cell>
          <table:table-cell table:formula="of:=[$raw.B19]" office:value-type="float" office:value="16384" calcext:value-type="float">
            <text:p>16384</text:p>
          </table:table-cell>
          <table:table-cell table:formula="of:=[$raw.C19]" office:value-type="float" office:value="337843.187" calcext:value-type="float">
            <text:p>337843.187</text:p>
          </table:table-cell>
          <table:table-cell table:formula="of:=[$raw.D19]" office:value-type="float" office:value="426803.383" calcext:value-type="float">
            <text:p>426803.383</text:p>
          </table:table-cell>
          <table:table-cell table:style-name="Default" table:formula="of:=[$raw.E19]" office:value-type="float" office:value="126.33" calcext:value-type="float">
            <text:p>126.33</text:p>
          </table:table-cell>
          <table:table-cell table:formula="of:=[$raw.H19]" office:value-type="float" office:value="90019.01" calcext:value-type="float">
            <text:p>90019.01</text:p>
          </table:table-cell>
          <table:table-cell table:formula="of:=[$raw.I19]" office:value-type="float" office:value="121149.33" calcext:value-type="float">
            <text:p>121149.33</text:p>
          </table:table-cell>
          <table:table-cell table:formula="of:=[$raw.J19]" office:value-type="float" office:value="134.58" calcext:value-type="float">
            <text:p>134.58</text:p>
          </table:table-cell>
        </table:table-row>
        <table:table-row table:style-name="ro1" table:number-rows-repeated="104856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4:06:04.144337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23T14:09:21.100795218</dc:date>
    <meta:editing-duration>PT18M53S</meta:editing-duration>
    <meta:editing-cycles>5</meta:editing-cycles>
    <meta:generator>LibreOffice/6.4.7.2$Linux_X86_64 LibreOffice_project/40$Build-2</meta:generator>
    <meta:document-statistic meta:table-count="4" meta:cell-count="361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43cm" svg:y="0.316cm" chart:style-name="ch2">
          <text:p>G1GC, GC pause times, Klasstable vs Stock JVM</text:p>
        </chart:title>
        <chart:legend chart:legend-position="end" svg:x="10.555cm" svg:y="3.952cm" style:legend-expansion="high" chart:style-name="ch3"/>
        <chart:plot-area chart:style-name="ch4" table:cell-range-address="g1gc.B1:g1gc.D7" chart:data-source-has-labels="both" svg:x="1.331cm" svg:y="1.275cm" svg:width="8.904cm" svg:height="6.564cm">
          <chartooo:coordinate-region svg:x="2.508cm" svg:y="1.474cm" svg:width="7.262cm" svg:height="5.718cm"/>
          <chart:axis chart:dimension="x" chart:name="primary-x" chart:style-name="ch5" chartooo:axis-type="auto">
            <chartooo:date-scale/>
            <chart:title svg:x="4.35cm" svg:y="8.019cm" chart:style-name="ch6">
              <text:p>Number of Classes</text:p>
            </chart:title>
            <chart:categories table:cell-range-address="g1gc.B2:g1gc.B7"/>
          </chart:axis>
          <chart:axis chart:dimension="y" chart:name="primary-y" chart:style-name="ch5">
            <chart:title svg:x="0.451cm" svg:y="6.241cm" chart:style-name="ch7">
              <text:p>Pause times, total (ms)</text:p>
            </chart:title>
            <chart:grid chart:style-name="ch8" chart:class="major"/>
          </chart:axis>
          <chart:series chart:style-name="ch9" chart:values-cell-range-address="g1gc.C2:g1gc.C7" chart:label-cell-address="g1gc.C1:g1gc.C1" chart:class="chart:line">
            <chart:data-point chart:repeated="6"/>
          </chart:series>
          <chart:series chart:style-name="ch10" chart:values-cell-range-address="g1gc.D2:g1gc.D7" chart:label-cell-address="g1gc.D1:g1gc.D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UseIndirectKlassPointers</text:p>
                <draw:g>
                  <svg:desc>g1gc.C1:g1gc.C1</svg:desc>
                </draw:g>
              </table:table-cell>
              <table:table-cell office:value-type="string">
                <text:p>+UseIndirectKlassPointers</text:p>
                <draw:g>
                  <svg:desc>g1gc.D1:g1gc.D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g1gc.B2:g1gc.B7</svg:desc>
                </draw:g>
              </table:table-cell>
              <table:table-cell office:value-type="float" office:value="27401.866">
                <text:p>27401.866</text:p>
                <draw:g>
                  <svg:desc>g1gc.C2:g1gc.C7</svg:desc>
                </draw:g>
              </table:table-cell>
              <table:table-cell office:value-type="float" office:value="30895.154">
                <text:p>30895.154</text:p>
                <draw:g>
                  <svg:desc>g1gc.D2:g1gc.D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0837.576">
                <text:p>30837.576</text:p>
              </table:table-cell>
              <table:table-cell office:value-type="float" office:value="34728.504">
                <text:p>34728.504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8996.449">
                <text:p>38996.449</text:p>
              </table:table-cell>
              <table:table-cell office:value-type="float" office:value="43849.157">
                <text:p>43849.15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6672.67">
                <text:p>46672.67</text:p>
              </table:table-cell>
              <table:table-cell office:value-type="float" office:value="52645.803">
                <text:p>52645.80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9589.194">
                <text:p>49589.194</text:p>
              </table:table-cell>
              <table:table-cell office:value-type="float" office:value="57943.652">
                <text:p>57943.65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0589.647">
                <text:p>50589.647</text:p>
              </table:table-cell>
              <table:table-cell office:value-type="float" office:value="68592.279">
                <text:p>68592.2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943cm" svg:y="0.316cm" chart:style-name="ch2">
          <text:p>G1GC, GC pause times, Klasstable vs Stock JVM</text:p>
        </chart:title>
        <chart:legend chart:legend-position="end" svg:x="10.449cm" svg:y="4.002cm" style:legend-expansion="high" chart:style-name="ch3"/>
        <chart:plot-area chart:style-name="ch4" table:cell-range-address="g1gc.B2:g1gc.B7 g1gc.E1:g1gc.E7" chart:data-source-has-labels="both" svg:x="1.331cm" svg:y="1.275cm" svg:width="8.798cm" svg:height="6.564cm">
          <chartooo:coordinate-region svg:x="1.952cm" svg:y="1.474cm" svg:width="7.526cm" svg:height="5.718cm"/>
          <chart:axis chart:dimension="x" chart:name="primary-x" chart:style-name="ch5" chartooo:axis-type="auto">
            <chartooo:date-scale/>
            <chart:title svg:x="4.297cm" svg:y="8.019cm" chart:style-name="ch6">
              <text:p>Number of Classes</text:p>
            </chart:title>
            <chart:categories table:cell-range-address="g1gc.B2:g1gc.B7"/>
          </chart:axis>
          <chart:axis chart:dimension="y" chart:name="primary-y" chart:style-name="ch5">
            <chart:title svg:x="0.451cm" svg:y="6.241cm" chart:style-name="ch7">
              <text:p>Pause times, total (ms)</text:p>
            </chart:title>
            <chart:grid chart:style-name="ch8" chart:class="major"/>
          </chart:axis>
          <chart:series chart:style-name="ch9" chart:values-cell-range-address="g1gc.E2:g1gc.E7" chart:label-cell-address="g1gc.E1:g1gc.E1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+UseIndirectKlassPointers, Percent </text:p>
                <draw:g>
                  <svg:desc>g1gc.E1:g1gc.E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g1gc.B2:g1gc.B7</svg:desc>
                </draw:g>
              </table:table-cell>
              <table:table-cell office:value-type="float" office:value="112.75">
                <text:p>112.75</text:p>
                <draw:g>
                  <svg:desc>g1gc.E2:g1gc.E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12.62">
                <text:p>112.6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12.44">
                <text:p>112.4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16.85">
                <text:p>116.85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135.59">
                <text:p>135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93cm" svg:y="0.316cm" chart:style-name="ch2">
          <text:p>ParallelGC, GC pause times, Klasstable vs Stock JVM</text:p>
        </chart:title>
        <chart:legend chart:legend-position="end" svg:x="10.555cm" svg:y="3.952cm" style:legend-expansion="high" chart:style-name="ch3"/>
        <chart:plot-area chart:style-name="ch4" table:cell-range-address="parallelgc.B1:parallelgc.D7" chart:data-source-has-labels="both" svg:x="1.331cm" svg:y="1.275cm" svg:width="8.904cm" svg:height="6.564cm">
          <chartooo:coordinate-region svg:x="2.508cm" svg:y="1.474cm" svg:width="7.262cm" svg:height="5.718cm"/>
          <chart:axis chart:dimension="x" chart:name="primary-x" chart:style-name="ch5" chartooo:axis-type="auto">
            <chartooo:date-scale/>
            <chart:title svg:x="4.35cm" svg:y="8.019cm" chart:style-name="ch6">
              <text:p>Number of Classes</text:p>
            </chart:title>
            <chart:categories table:cell-range-address="parallelgc.B2:parallelgc.B7"/>
          </chart:axis>
          <chart:axis chart:dimension="y" chart:name="primary-y" chart:style-name="ch5">
            <chart:title svg:x="0.451cm" svg:y="6.241cm" chart:style-name="ch7">
              <text:p>Pause times, total (ms)</text:p>
            </chart:title>
            <chart:grid chart:style-name="ch8" chart:class="major"/>
          </chart:axis>
          <chart:series chart:style-name="ch9" chart:values-cell-range-address="parallelgc.C2:parallelgc.C7" chart:label-cell-address="parallelgc.C1:parallelgc.C1" chart:class="chart:line">
            <chart:data-point chart:repeated="6"/>
          </chart:series>
          <chart:series chart:style-name="ch10" chart:values-cell-range-address="parallelgc.D2:parallelgc.D7" chart:label-cell-address="parallelgc.D1:parallelgc.D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UseIndirectKlassPointers</text:p>
                <draw:g>
                  <svg:desc>parallelgc.C1:parallelgc.C1</svg:desc>
                </draw:g>
              </table:table-cell>
              <table:table-cell office:value-type="string">
                <text:p>+UseIndirectKlassPointers</text:p>
                <draw:g>
                  <svg:desc>parallelgc.D1:parallelgc.D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parallelgc.B2:parallelgc.B7</svg:desc>
                </draw:g>
              </table:table-cell>
              <table:table-cell office:value-type="float" office:value="49165.413">
                <text:p>49165.413</text:p>
                <draw:g>
                  <svg:desc>parallelgc.C2:parallelgc.C7</svg:desc>
                </draw:g>
              </table:table-cell>
              <table:table-cell office:value-type="float" office:value="49847.229">
                <text:p>49847.229</text:p>
                <draw:g>
                  <svg:desc>parallelgc.D2:parallelgc.D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50872.742">
                <text:p>50872.742</text:p>
              </table:table-cell>
              <table:table-cell office:value-type="float" office:value="53344.327">
                <text:p>53344.32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8830.838">
                <text:p>58830.838</text:p>
              </table:table-cell>
              <table:table-cell office:value-type="float" office:value="56818.257">
                <text:p>56818.257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6157.333">
                <text:p>56157.333</text:p>
              </table:table-cell>
              <table:table-cell office:value-type="float" office:value="75504.062">
                <text:p>75504.062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1056.053">
                <text:p>61056.053</text:p>
              </table:table-cell>
              <table:table-cell office:value-type="float" office:value="71487.493">
                <text:p>71487.49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8227.652">
                <text:p>58227.652</text:p>
              </table:table-cell>
              <table:table-cell office:value-type="float" office:value="67196.073">
                <text:p>67196.0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43cm" svg:y="0.316cm" chart:style-name="ch2">
          <text:p>G1GC, L1 Cache Misses</text:p>
        </chart:title>
        <chart:legend chart:legend-position="end" svg:x="9.893cm" svg:y="3.555cm" style:legend-expansion="high" chart:style-name="ch3"/>
        <chart:plot-area chart:style-name="ch4" table:cell-range-address="g1gc.B2:g1gc.B7 g1gc.F1:g1gc.G7" chart:data-source-has-labels="both" svg:x="1.331cm" svg:y="1.275cm" svg:width="8.242cm" svg:height="6.564cm">
          <chartooo:coordinate-region svg:x="2.508cm" svg:y="1.474cm" svg:width="6.415cm" svg:height="5.718cm"/>
          <chart:axis chart:dimension="x" chart:name="primary-x" chart:style-name="ch5" chartooo:axis-type="auto">
            <chartooo:date-scale/>
            <chart:title svg:x="4.019cm" svg:y="8.019cm" chart:style-name="ch6">
              <text:p>Number of Classes</text:p>
            </chart:title>
            <chart:categories table:cell-range-address="g1gc.B2:g1gc.B7"/>
          </chart:axis>
          <chart:axis chart:dimension="y" chart:name="primary-y" chart:style-name="ch5">
            <chart:title svg:x="0.451cm" svg:y="5.091cm" chart:style-name="ch7">
              <text:p>Million</text:p>
            </chart:title>
            <chart:grid chart:style-name="ch8" chart:class="major"/>
          </chart:axis>
          <chart:series chart:style-name="ch9" chart:values-cell-range-address="g1gc.F2:g1gc.F7" chart:label-cell-address="g1gc.F1:g1gc.F1" chart:class="chart:line">
            <chart:data-point chart:repeated="6"/>
          </chart:series>
          <chart:series chart:style-name="ch10" chart:values-cell-range-address="g1gc.G2:g1gc.G7" chart:label-cell-address="g1gc.G1:g1gc.G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UseIndirectKlassPointers, Mio L1 Cache Misses</text:p>
                <draw:g>
                  <svg:desc>g1gc.F1:g1gc.F1</svg:desc>
                </draw:g>
              </table:table-cell>
              <table:table-cell office:value-type="string">
                <text:p>+UseIndirectKlassPointers, Mio L1 Cache Misses </text:p>
                <draw:g>
                  <svg:desc>g1gc.G1:g1gc.G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g1gc.B2:g1gc.B7</svg:desc>
                </draw:g>
              </table:table-cell>
              <table:table-cell office:value-type="float" office:value="70717.44">
                <text:p>70717.44</text:p>
                <draw:g>
                  <svg:desc>g1gc.F2:g1gc.F7</svg:desc>
                </draw:g>
              </table:table-cell>
              <table:table-cell office:value-type="float" office:value="69096.99">
                <text:p>69096.99</text:p>
                <draw:g>
                  <svg:desc>g1gc.G2:g1gc.G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9290.88">
                <text:p>79290.88</text:p>
              </table:table-cell>
              <table:table-cell office:value-type="float" office:value="83925.71">
                <text:p>83925.7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2888.52">
                <text:p>82888.52</text:p>
              </table:table-cell>
              <table:table-cell office:value-type="float" office:value="99488.55">
                <text:p>99488.5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5857.62">
                <text:p>85857.62</text:p>
              </table:table-cell>
              <table:table-cell office:value-type="float" office:value="111853.71">
                <text:p>111853.7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0261.86">
                <text:p>90261.86</text:p>
              </table:table-cell>
              <table:table-cell office:value-type="float" office:value="119755.88">
                <text:p>119755.8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4265.5">
                <text:p>94265.5</text:p>
              </table:table-cell>
              <table:table-cell office:value-type="float" office:value="123701.89">
                <text:p>123701.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665cm" svg:y="0.316cm" chart:style-name="ch2">
          <text:p>SerialGC, GC pause times, Klasstable vs Stock JVM</text:p>
        </chart:title>
        <chart:legend chart:legend-position="end" svg:x="10.555cm" svg:y="3.952cm" style:legend-expansion="high" chart:style-name="ch3"/>
        <chart:plot-area chart:style-name="ch4" table:cell-range-address="serialgc.B1:serialgc.D7" chart:data-source-has-labels="both" svg:x="1.331cm" svg:y="1.275cm" svg:width="8.904cm" svg:height="6.564cm">
          <chartooo:coordinate-region svg:x="2.693cm" svg:y="1.474cm" svg:width="7.077cm" svg:height="5.718cm"/>
          <chart:axis chart:dimension="x" chart:name="primary-x" chart:style-name="ch5" chartooo:axis-type="auto">
            <chartooo:date-scale/>
            <chart:title svg:x="4.35cm" svg:y="8.019cm" chart:style-name="ch6">
              <text:p>Number of Classes</text:p>
            </chart:title>
            <chart:categories table:cell-range-address="serialgc.B2:serialgc.B7"/>
          </chart:axis>
          <chart:axis chart:dimension="y" chart:name="primary-y" chart:style-name="ch5">
            <chart:title svg:x="0.451cm" svg:y="6.241cm" chart:style-name="ch7">
              <text:p>Pause times, total (ms)</text:p>
            </chart:title>
            <chart:grid chart:style-name="ch8" chart:class="major"/>
          </chart:axis>
          <chart:series chart:style-name="ch9" chart:values-cell-range-address="serialgc.C2:serialgc.C7" chart:label-cell-address="serialgc.C1:serialgc.C1" chart:class="chart:line">
            <chart:data-point chart:repeated="6"/>
          </chart:series>
          <chart:series chart:style-name="ch10" chart:values-cell-range-address="serialgc.D2:serialgc.D7" chart:label-cell-address="serialgc.D1:serialgc.D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UseIndirectKlassPointers</text:p>
                <draw:g>
                  <svg:desc>serialgc.C1:serialgc.C1</svg:desc>
                </draw:g>
              </table:table-cell>
              <table:table-cell office:value-type="string">
                <text:p>+UseIndirectKlassPointers</text:p>
                <draw:g>
                  <svg:desc>serialgc.D1:serialgc.D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serialgc.B2:serialgc.B7</svg:desc>
                </draw:g>
              </table:table-cell>
              <table:table-cell office:value-type="float" office:value="168302.354">
                <text:p>168302.354</text:p>
                <draw:g>
                  <svg:desc>serialgc.C2:serialgc.C7</svg:desc>
                </draw:g>
              </table:table-cell>
              <table:table-cell office:value-type="float" office:value="194805.175">
                <text:p>194805.175</text:p>
                <draw:g>
                  <svg:desc>serialgc.D2:serialgc.D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92219.823">
                <text:p>192219.823</text:p>
              </table:table-cell>
              <table:table-cell office:value-type="float" office:value="216919.311">
                <text:p>216919.31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76498.38">
                <text:p>276498.38</text:p>
              </table:table-cell>
              <table:table-cell office:value-type="float" office:value="268132.81">
                <text:p>268132.81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79173.217">
                <text:p>279173.217</text:p>
              </table:table-cell>
              <table:table-cell office:value-type="float" office:value="319200.013">
                <text:p>319200.01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03783.997">
                <text:p>303783.997</text:p>
              </table:table-cell>
              <table:table-cell office:value-type="float" office:value="365257.162">
                <text:p>365257.162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37843.187">
                <text:p>337843.187</text:p>
              </table:table-cell>
              <table:table-cell office:value-type="float" office:value="426803.383">
                <text:p>426803.38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993cm" svg:y="0.316cm" chart:style-name="ch2">
          <text:p>ParallelGC, L1 Cache Misses</text:p>
        </chart:title>
        <chart:legend chart:legend-position="end" svg:x="9.893cm" svg:y="3.555cm" style:legend-expansion="high" chart:style-name="ch3"/>
        <chart:plot-area chart:style-name="ch4" table:cell-range-address="parallelgc.B2:parallelgc.B7 parallelgc.F1:parallelgc.G7" chart:data-source-has-labels="both" svg:x="1.331cm" svg:y="1.275cm" svg:width="8.242cm" svg:height="6.564cm">
          <chartooo:coordinate-region svg:x="2.508cm" svg:y="1.474cm" svg:width="6.415cm" svg:height="5.718cm"/>
          <chart:axis chart:dimension="x" chart:name="primary-x" chart:style-name="ch5" chartooo:axis-type="auto">
            <chartooo:date-scale/>
            <chart:title svg:x="4.019cm" svg:y="8.019cm" chart:style-name="ch6">
              <text:p>Number of Classes</text:p>
            </chart:title>
            <chart:categories table:cell-range-address="parallelgc.B2:parallelgc.B7"/>
          </chart:axis>
          <chart:axis chart:dimension="y" chart:name="primary-y" chart:style-name="ch5">
            <chart:title svg:x="0.451cm" svg:y="5.091cm" chart:style-name="ch7">
              <text:p>Million</text:p>
            </chart:title>
            <chart:grid chart:style-name="ch8" chart:class="major"/>
          </chart:axis>
          <chart:series chart:style-name="ch9" chart:values-cell-range-address="parallelgc.F2:parallelgc.F7" chart:label-cell-address="parallelgc.F1:parallelgc.F1" chart:class="chart:line">
            <chart:data-point chart:repeated="6"/>
          </chart:series>
          <chart:series chart:style-name="ch10" chart:values-cell-range-address="parallelgc.G2:parallelgc.G7" chart:label-cell-address="parallelgc.G1:parallelgc.G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UseIndirectKlassPointers, Mio L1 Cache Misses</text:p>
                <draw:g>
                  <svg:desc>parallelgc.F1:parallelgc.F1</svg:desc>
                </draw:g>
              </table:table-cell>
              <table:table-cell office:value-type="string">
                <text:p>+UseIndirectKlassPointers, Mio L1 Cache Misses </text:p>
                <draw:g>
                  <svg:desc>parallelgc.G1:parallelgc.G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parallelgc.B2:parallelgc.B7</svg:desc>
                </draw:g>
              </table:table-cell>
              <table:table-cell office:value-type="float" office:value="57975.48">
                <text:p>57975.48</text:p>
                <draw:g>
                  <svg:desc>parallelgc.F2:parallelgc.F7</svg:desc>
                </draw:g>
              </table:table-cell>
              <table:table-cell office:value-type="float" office:value="63044.04">
                <text:p>63044.04</text:p>
                <draw:g>
                  <svg:desc>parallelgc.G2:parallelgc.G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65142.05">
                <text:p>65142.05</text:p>
              </table:table-cell>
              <table:table-cell office:value-type="float" office:value="75606.51">
                <text:p>75606.5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69801.26">
                <text:p>69801.26</text:p>
              </table:table-cell>
              <table:table-cell office:value-type="float" office:value="87814.19">
                <text:p>87814.1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72757.57">
                <text:p>72757.57</text:p>
              </table:table-cell>
              <table:table-cell office:value-type="float" office:value="96896.99">
                <text:p>96896.9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76830.57">
                <text:p>76830.57</text:p>
              </table:table-cell>
              <table:table-cell office:value-type="float" office:value="102430.3">
                <text:p>102430.3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0711.65">
                <text:p>80711.65</text:p>
              </table:table-cell>
              <table:table-cell office:value-type="float" office:value="105375.9">
                <text:p>105375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65cm" svg:y="0.316cm" chart:style-name="ch2">
          <text:p>SerialGC, L1 Cache Misses</text:p>
        </chart:title>
        <chart:legend chart:legend-position="end" svg:x="9.893cm" svg:y="3.555cm" style:legend-expansion="high" chart:style-name="ch3"/>
        <chart:plot-area chart:style-name="ch4" table:cell-range-address="serialgc.B2:serialgc.B7 serialgc.F1:serialgc.G7" chart:data-source-has-labels="both" svg:x="1.331cm" svg:y="1.275cm" svg:width="8.242cm" svg:height="6.564cm">
          <chartooo:coordinate-region svg:x="2.508cm" svg:y="1.474cm" svg:width="6.415cm" svg:height="5.718cm"/>
          <chart:axis chart:dimension="x" chart:name="primary-x" chart:style-name="ch5" chartooo:axis-type="auto">
            <chartooo:date-scale/>
            <chart:title svg:x="4.019cm" svg:y="8.019cm" chart:style-name="ch6">
              <text:p>Number of Classes</text:p>
            </chart:title>
            <chart:categories table:cell-range-address="serialgc.B2:serialgc.B7"/>
          </chart:axis>
          <chart:axis chart:dimension="y" chart:name="primary-y" chart:style-name="ch5">
            <chart:title svg:x="0.451cm" svg:y="5.091cm" chart:style-name="ch7">
              <text:p>Million</text:p>
            </chart:title>
            <chart:grid chart:style-name="ch8" chart:class="major"/>
          </chart:axis>
          <chart:series chart:style-name="ch9" chart:values-cell-range-address="serialgc.F2:serialgc.F7" chart:label-cell-address="serialgc.F1:serialgc.F1" chart:class="chart:line">
            <chart:data-point chart:repeated="6"/>
          </chart:series>
          <chart:series chart:style-name="ch10" chart:values-cell-range-address="serialgc.G2:serialgc.G7" chart:label-cell-address="serialgc.G1:serialgc.G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UseIndirectKlassPointers, Mio L1 Cache Misses</text:p>
                <draw:g>
                  <svg:desc>serialgc.F1:serialgc.F1</svg:desc>
                </draw:g>
              </table:table-cell>
              <table:table-cell office:value-type="string">
                <text:p>+UseIndirectKlassPointers, Mio L1 Cache Misses </text:p>
                <draw:g>
                  <svg:desc>serialgc.G1:serialgc.G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serialgc.B2:serialgc.B7</svg:desc>
                </draw:g>
              </table:table-cell>
              <table:table-cell office:value-type="float" office:value="63624.55">
                <text:p>63624.55</text:p>
                <draw:g>
                  <svg:desc>serialgc.F2:serialgc.F7</svg:desc>
                </draw:g>
              </table:table-cell>
              <table:table-cell office:value-type="float" office:value="68681.78">
                <text:p>68681.78</text:p>
                <draw:g>
                  <svg:desc>serialgc.G2:serialgc.G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2995.63">
                <text:p>72995.63</text:p>
              </table:table-cell>
              <table:table-cell office:value-type="float" office:value="83997.31">
                <text:p>83997.3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8317.14">
                <text:p>78317.14</text:p>
              </table:table-cell>
              <table:table-cell office:value-type="float" office:value="97966.12">
                <text:p>97966.12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1273.19">
                <text:p>81273.19</text:p>
              </table:table-cell>
              <table:table-cell office:value-type="float" office:value="110271.16">
                <text:p>110271.16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5748.24">
                <text:p>85748.24</text:p>
              </table:table-cell>
              <table:table-cell office:value-type="float" office:value="117704.78">
                <text:p>117704.7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90019.01">
                <text:p>90019.01</text:p>
              </table:table-cell>
              <table:table-cell office:value-type="float" office:value="121149.33">
                <text:p>121149.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